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30000002E6C949F76D95EBE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100.19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16.67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46.76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41.01mm"/>
    </style:style>
    <style:style style:name="co17" style:family="table-column">
      <style:table-column-properties fo:break-before="auto" style:column-width="50.8mm"/>
    </style:style>
    <style:style style:name="co18" style:family="table-column">
      <style:table-column-properties fo:break-before="auto" style:column-width="35.28mm"/>
    </style:style>
    <style:style style:name="co19" style:family="table-column">
      <style:table-column-properties fo:break-before="auto" style:column-width="29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</style:style>
    <style:style style:name="ce2" style:family="table-cell" style:parent-style-name="Default" style:data-style-name="N0">
      <style:table-cell-properties fo:background-color="#dddddd" fo:border="0.74pt solid #0000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fo:border="0.74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 fo:wrap-option="wrap" fo:border="0.74pt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fo:border="0.74pt solid #000000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0.74pt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wrap-option="wrap" fo:border="0.74pt solid #000000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5" table:visibility="collapse" table:default-cell-style-name="ce4"/>
        <table:table-column table:style-name="co16" table:visibility="collapse" table:default-cell-style-name="ce4"/>
        <table:table-column table:style-name="co15" table:visibility="collapse" table:number-columns-repeated="3" table:default-cell-style-name="ce4"/>
        <table:table-column table:style-name="co17" table:visibility="collapse" table:default-cell-style-name="ce4"/>
        <table:table-column table:style-name="co18" table:default-cell-style-name="ce4"/>
        <table:table-column table:style-name="co15" table:number-columns-repeated="4" table:default-cell-style-name="ce4"/>
        <table:table-column table:style-name="co19" table:number-columns-repeated="998" table:default-cell-style-name="ce4"/>
        <table:table-column table:style-name="co19" table:default-cell-style-name="Default"/>
        <table:table-row table:style-name="ro1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Nr.:</text:p>
          </table:table-cell>
          <table:table-cell table:style-name="ce1"/>
          <table:table-cell table:style-name="ce1" office:value-type="string" calcext:value-type="string">
            <text:p>Blüte prüfen</text:p>
          </table:table-cell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 office:value-type="string" calcext:value-type="string">
            <text:p>Verwendete Teile</text:p>
          </table:table-cell>
          <table:table-cell table:style-name="ce20" office:value-type="string" calcext:value-type="string">
            <text:p>Standort</text:p>
          </table:table-cell>
          <table:table-cell table:style-name="ce20" office:value-type="string" calcext:value-type="string">
            <text:p>Höhe</text:p>
          </table:table-cell>
          <table:table-cell table:style-name="ce20" office:value-type="string" calcext:value-type="string">
            <text:p>Blütenfarbe</text:p>
          </table:table-cell>
          <table:table-cell table:style-name="ce20" office:value-type="string" calcext:value-type="string">
            <text:p>Boden</text:p>
          </table:table-cell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Ägyptische Zwiebel, Etag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epa proliferum</text:p>
          </table:table-cell>
          <table:table-cell table:style-name="ce1" office:value-type="string" calcext:value-type="string">
            <text:p>Grp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office:value-type="string" calcext:value-type="string">
            <text:p><text:a xlink:href="../beschreibung.htm#1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Ährige Prachtscharte</text:p>
          </table:table-cell>
          <table:table-cell table:style-name="ce1" office:value-type="string" calcext:value-type="string">
            <text:p>Liatris</text:p>
          </table:table-cell>
          <table:table-cell table:style-name="ce1" office:value-type="string" calcext:value-type="string">
            <text:p>spicat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61" calcext:value-type="float">
            <text:p>461</text:p>
          </table:table-cell>
          <table:table-cell table:style-name="ce19"/>
          <table:table-cell table:number-columns-repeated="4"/>
          <table:table-cell office:value-type="string" calcext:value-type="string">
            <text:p><text:a xlink:href="../beschreibung.htm#2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lpen-Schnittlauch, Sibirischer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ibiricum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office:value-type="string" calcext:value-type="string">
            <text:p><text:a xlink:href="../beschreibung.htm#3" xlink:type="simple">text</text:a></text:p>
          </table:table-cell>
          <table:table-cell table:number-columns-repeated="100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Amerikanische Bergminze</text:p>
          </table:table-cell>
          <table:table-cell table:style-name="ce1" office:value-type="string" calcext:value-type="string">
            <text:p>Pycnanthemum</text:p>
          </table:table-cell>
          <table:table-cell table:style-name="ce1" office:value-type="string" calcext:value-type="string">
            <text:p>pilosum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Amerikanische Kermesbeere</text:p>
          </table:table-cell>
          <table:table-cell table:style-name="ce1" office:value-type="string" calcext:value-type="string">
            <text:p>Phytolacca</text:p>
          </table:table-cell>
          <table:table-cell table:style-name="ce1" office:value-type="string" calcext:value-type="string">
            <text:p>americ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hytolac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 FS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1" calcext:value-type="float">
            <text:p>59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Anis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ani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20" calcext:value-type="float">
            <text:p>22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nis-Duftnessel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foeniculum</text:p>
          </table:table-cell>
          <table:table-cell table:style-name="ce1" office:value-type="string" calcext:value-type="string">
            <text:p>Kuntz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t</text:p>
            <draw:frame table:end-cell-address="Tabelle1.L8" table:end-x="2.28mm" table:end-y="4.79mm" draw:z-index="0" draw:name="Grafik 1" draw:style-name="gr1" draw:text-style-name="P1" svg:width="2.29mm" svg:height="1.36mm" svg:x="0.01mm" svg:y="2.74mm">
              <draw:image xlink:href="Pictures/10000201000000230000002E6C949F76D95EBE54.pn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Arnika, Wiesen-Arnika</text:p>
          </table:table-cell>
          <table:table-cell table:style-name="ce1" office:value-type="string" calcext:value-type="string">
            <text:p>Arnica</text:p>
          </table:table-cell>
          <table:table-cell table:style-name="ce1" office:value-type="string" calcext:value-type="string">
            <text:p>chamissonis</text:p>
          </table:table-cell>
          <table:table-cell table:style-name="ce1" office:value-type="string" calcext:value-type="string">
            <text:p>Less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2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Arznei-Beinwell</text:p>
          </table:table-cell>
          <table:table-cell table:style-name="ce1" office:value-type="string" calcext:value-type="string">
            <text:p>Symphytum</text:p>
          </table:table-cell>
          <table:table-cell table:style-name="ce11" office:value-type="string" calcext:value-type="string">
            <text:p>officinale subsp. officinal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5" calcext:value-type="float">
            <text:p>74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Arznei-Engelwurz</text:p>
          </table:table-cell>
          <table:table-cell table:style-name="ce1" office:value-type="string" calcext:value-type="string">
            <text:p>Angelica</text:p>
          </table:table-cell>
          <table:table-cell table:style-name="ce1" office:value-type="string" calcext:value-type="string">
            <text:p>archangel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Aufrechtes Fingerkraut, Blutwurz</text:p>
          </table:table-cell>
          <table:table-cell table:style-name="ce1" office:value-type="string" calcext:value-type="string">
            <text:p>Potentilla</text:p>
          </table:table-cell>
          <table:table-cell table:style-name="ce1" office:value-type="string" calcext:value-type="string">
            <text:p>erecta</text:p>
          </table:table-cell>
          <table:table-cell table:style-name="ce1" office:value-type="string" calcext:value-type="string">
            <text:p>Raeusch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617" calcext:value-type="float">
            <text:p>61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usdauernder Borretsch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pygmaea</text:p>
          </table:table-cell>
          <table:table-cell table:style-name="ce1" office:value-type="string" calcext:value-type="string">
            <text:p>Chater et Greuter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1"/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Ausdauernder 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perenn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Ausdauernder 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x majoricum</text:p>
          </table:table-cell>
          <table:table-cell table:style-name="ce1" office:value-type="string" calcext:value-type="string">
            <text:p>Cambe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Ausdauernd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glastifolia</text:p>
          </table:table-cell>
          <table:table-cell table:style-name="ce1" table:number-columns-repeated="2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Bachbungen-Ehrenpreis, Bachbunge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beccabun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88" calcext:value-type="float">
            <text:p>78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Balkan-Gliederkraut, Echter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cardica</text:p>
          </table:table-cell>
          <table:table-cell table:style-name="ce1" office:value-type="string" calcext:value-type="string">
            <text:p>Gries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TG</text:p>
          </table:table-cell>
          <table:table-cell table:style-name="ce18"/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Bär-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urs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Bastard Lavendel, Provence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intermedia</text:p>
          </table:table-cell>
          <table:table-cell table:style-name="ce1" office:value-type="string" calcext:value-type="string">
            <text:p>Loisel.</text:p>
          </table:table-cell>
          <table:table-cell table:style-name="ce1" office:value-type="string" calcext:value-type="string">
            <text:p>`Grosso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auerngarten-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N SB</text:p>
          </table:table-cell>
          <table:table-cell table:style-name="ce18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Baumspinat, Wilder Bucheizen</text:p>
          </table:table-cell>
          <table:table-cell table:style-name="ce1" office:value-type="string" calcext:value-type="string">
            <text:p>Fagopyrum</text:p>
          </table:table-cell>
          <table:table-cell table:style-name="ce1" office:value-type="string" calcext:value-type="string">
            <text:p>cymosum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Bittersüßer Nachtschatten</text:p>
          </table:table-cell>
          <table:table-cell table:style-name="ce1" office:value-type="string" calcext:value-type="string">
            <text:p>Solanum</text:p>
          </table:table-cell>
          <table:table-cell table:style-name="ce11" office:value-type="string" calcext:value-type="string">
            <text:p>dulcamara</text:p>
          </table:table-cell>
          <table:table-cell table:style-name="ce1" office:value-type="string" calcext:value-type="string">
            <text:p>K. Schum. et Thonn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d KlP Uf/Su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2" calcext:value-type="float">
            <text:p>72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1" office:value-type="string" calcext:value-type="string">
            <text:p>Blatt-Petersilie, Kraus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crispum</text:p>
          </table:table-cell>
          <table:table-cell table:style-name="ce1" office:value-type="string" calcext:value-type="string">
            <text:p>Fuss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5" calcext:value-type="float">
            <text:p>2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Blaue Himmelsleiter, Gewöhnlich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emon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RL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609" calcext:value-type="float">
            <text:p>60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Blaue Katzenminze, Persisch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Blaue Katzenminze, Persische Katzenminze, Zitronig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Grog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lau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rugos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Blaugrau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Glaucum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Bleich-Sellerie, Stielt-Sellerie, Schnitt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graveolens var. dulce</text:p>
          </table:table-cell>
          <table:table-cell table:style-name="ce1" office:value-type="string" calcext:value-type="string">
            <text:p>Pers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Blut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anguin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Borstiger Gewöhnlicher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hirtum</text:p>
          </table:table-cell>
          <table:table-cell table:style-name="ce1" office:value-type="string" calcext:value-type="string">
            <text:p>Lestw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Breitblättrige Kresse, Ausdauernde Kresse</text:p>
          </table:table-cell>
          <table:table-cell table:style-name="ce1" office:value-type="string" calcext:value-type="string">
            <text:p>Lepidium</text:p>
          </table:table-cell>
          <table:table-cell table:style-name="ce1" office:value-type="string" calcext:value-type="string">
            <text:p>lati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Breitblättriger Edel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chamaedry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e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Bronze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 office:value-type="string" calcext:value-type="string">
            <text:p>`Rubrum`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Bunte Wucherblume, Persische Insektenblume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coccineum</text:p>
          </table:table-cell>
          <table:table-cell table:style-name="ce1" office:value-type="string" calcext:value-type="string">
            <text:p>Grierson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SB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Chaytor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chaytorae</text:p>
          </table:table-cell>
          <table:table-cell table:style-name="ce1" office:value-type="string" calcext:value-type="string">
            <text:p>Upsonet S. Andrews</text:p>
          </table:table-cell>
          <table:table-cell table:style-name="ce1" office:value-type="string" calcext:value-type="string">
            <text:p>`Richard Gr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table:style-name="ce18"/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Chile-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chiloense</text:p>
          </table:table-cell>
          <table:table-cell table:style-name="ce1" office:value-type="string" calcext:value-type="string">
            <text:p>Balb. Ex Ser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380" calcext:value-type="float">
            <text:p>38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Chinesische Kammminze, Chinesischer Gewürzstrauch</text:p>
          </table:table-cell>
          <table:table-cell table:style-name="ce1" office:value-type="string" calcext:value-type="string">
            <text:p>Elsholtzia</text:p>
          </table:table-cell>
          <table:table-cell table:style-name="ce1" office:value-type="string" calcext:value-type="string">
            <text:p>stauntonii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IX - X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322" calcext:value-type="float">
            <text:p>32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Chinesischer 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hinense</text:p>
          </table:table-cell>
          <table:table-cell table:style-name="ce1" office:value-type="string" calcext:value-type="string">
            <text:p>G. Don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Christrose, Gewöhnliche schwarz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II – III</text:p>
          </table:table-cell>
          <table:table-cell office:value-type="string" calcext:value-type="string">
            <text:p>M Bw SB G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Currystrauch</text:p>
          </table:table-cell>
          <table:table-cell table:style-name="ce1" office:value-type="string" calcext:value-type="string">
            <text:p>Helichrysum</text:p>
          </table:table-cell>
          <table:table-cell table:style-name="ce1" office:value-type="string" calcext:value-type="string">
            <text:p>italicum subsp. serotinum</text:p>
          </table:table-cell>
          <table:table-cell table:style-name="ce1" office:value-type="string" calcext:value-type="string">
            <text:p>P. Four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Z8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Dach-Hauswurz, Gewöhnliche Hauswurz</text:p>
          </table:table-cell>
          <table:table-cell table:style-name="ce1" office:value-type="string" calcext:value-type="string">
            <text:p>Sempervivum</text:p>
          </table:table-cell>
          <table:table-cell table:style-name="ce11" office:value-type="string" calcext:value-type="string">
            <text:p>tecto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Suk St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709" calcext:value-type="float">
            <text:p>70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Dalmatinisch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Maj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Damaszener Kümmel, Jungfer im Grünen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damasce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5" calcext:value-type="float">
            <text:p>19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FS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100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Dornige Hauhechel</text:p>
          </table:table-cell>
          <table:table-cell table:style-name="ce1" office:value-type="string" calcext:value-type="string">
            <text:p>Ononis</text:p>
          </table:table-cell>
          <table:table-cell table:style-name="ce1" office:value-type="string" calcext:value-type="string">
            <text:p>sp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 D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3" calcext:value-type="float">
            <text:p>54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Dreifarb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ricol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Duftende Nachtkerze, Duft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Duftendes Mariengras, Büffelgras</text:p>
          </table:table-cell>
          <table:table-cell table:style-name="ce1" office:value-type="string" calcext:value-type="string">
            <text:p>Hierochloe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P. Beauv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Uf/Su D</text:p>
          </table:table-cell>
          <table:table-cell table:style-name="ce18"/>
          <table:table-cell table:style-name="ce19" office:value-type="float" office:value="411" calcext:value-type="float">
            <text:p>41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Duftnessel</text:p>
          </table:table-cell>
          <table:table-cell table:style-name="ce1" office:value-type="string" calcext:value-type="string">
            <text:p>Agastache</text:p>
          </table:table-cell>
          <table:table-cell table:style-name="ce12" office:value-type="string" calcext:value-type="string">
            <text:p>Cultivars</text:p>
          </table:table-cell>
          <table:table-cell table:style-name="ce1" office:value-type="string" calcext:value-type="string">
            <text:p>Gronov.</text:p>
          </table:table-cell>
          <table:table-cell table:style-name="ce1" office:value-type="string" calcext:value-type="string">
            <text:p>`Globetrot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E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ro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Echte Brunnenkresse</text:p>
          </table:table-cell>
          <table:table-cell table:style-name="ce1" office:value-type="string" calcext:value-type="string">
            <text:p>Nasturti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Wa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" office:value-type="string" calcext:value-type="string">
            <text:p>Echte Kamille</text:p>
          </table:table-cell>
          <table:table-cell table:style-name="ce1" office:value-type="string" calcext:value-type="string">
            <text:p>Matricaria</text:p>
          </table:table-cell>
          <table:table-cell table:style-name="ce1" office:value-type="string" calcext:value-type="string">
            <text:p>recut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 D</text:p>
          </table:table-cell>
          <table:table-cell table:style-name="ce18"/>
          <table:table-cell table:style-name="ce19" office:value-type="float" office:value="499" calcext:value-type="float">
            <text:p>49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Echte Kapuzinerkresse</text:p>
          </table:table-cell>
          <table:table-cell table:style-name="ce1" office:value-type="string" calcext:value-type="string">
            <text:p>Tropaeolum</text:p>
          </table:table-cell>
          <table:table-cell table:style-name="ce9" office:value-type="string" calcext:value-type="string">
            <text:p>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Tropaeolaceae</text:p>
          </table:table-cell>
          <table:table-cell table:style-name="ce11"/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776" calcext:value-type="float">
            <text:p>77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Echte 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urb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1" calcext:value-type="float">
            <text:p>38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Echt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142" calcext:value-type="float">
            <text:p>14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Echter Alant</text:p>
          </table:table-cell>
          <table:table-cell table:style-name="ce1" office:value-type="string" calcext:value-type="string">
            <text:p>Inula</text:p>
          </table:table-cell>
          <table:table-cell table:style-name="ce1" office:value-type="string" calcext:value-type="string">
            <text:p>hele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7" calcext:value-type="float">
            <text:p>42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Echter Arznei-Baldrian</text:p>
          </table:table-cell>
          <table:table-cell table:style-name="ce1" office:value-type="string" calcext:value-type="string">
            <text:p>Valeria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84" calcext:value-type="float">
            <text:p>78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Echter Ehrenpreis, Wald-Ehrenpreis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9" calcext:value-type="float">
            <text:p>78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Echter Eibisch</text:p>
          </table:table-cell>
          <table:table-cell table:style-name="ce1" office:value-type="string" calcext:value-type="string">
            <text:p>Althae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Echter Garten-Kerbel</text:p>
          </table:table-cell>
          <table:table-cell table:style-name="ce1" office:value-type="string" calcext:value-type="string">
            <text:p>Anthriscus</text:p>
          </table:table-cell>
          <table:table-cell table:style-name="ce1" office:value-type="string" calcext:value-type="string">
            <text:p>cerefolium var. cerefolium</text:p>
          </table:table-cell>
          <table:table-cell table:style-name="ce1" office:value-type="string" calcext:value-type="string">
            <text:p>Hoffm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Echter 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ativum var. 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Echt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Hidcote Blue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Echter Lavendel, Duft-Lavendel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Fragrant Memor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Echter Lavendel, Weiß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Alb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 D StG e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Echter Lavendel,Silbergrau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Grappenhall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Echter Salbei, Gart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 e BW D 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Echter Thymian, Französisch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Montclo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Echter Thymian,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6-7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Echter Thymian, Klein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Echter Thymian, Orangen-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 (ssp.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ange Spice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Echt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sinth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Echter Ziest, Heil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Franc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Echtes Balsamkraut, Frauenminze, Marienblat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balsam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Du</text:p>
          </table:table-cell>
          <table:table-cell office:value-type="string" calcext:value-type="string">
            <text:p>Z6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Echt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VII - IX</text:p>
          </table:table-cell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787" calcext:value-type="float">
            <text:p>787</text:p>
          </table:table-cell>
          <table:table-cell office:value-type="string" calcext:value-type="string">
            <text:p>Blüte, Blatt, Stiel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30- 50</text:p>
          </table:table-cell>
          <table:table-cell office:value-type="string" calcext:value-type="string">
            <text:p>blaßlila/ rosa</text:p>
          </table:table-cell>
          <table:table-cell office:value-type="string" calcext:value-type="string">
            <text:p>Halbtrocken, nährstoffreich</text:p>
          </table:table-cell>
          <table:table-cell table:number-columns-repeated="1004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Echtes Herzgespann</text:p>
          </table:table-cell>
          <table:table-cell table:style-name="ce1" office:value-type="string" calcext:value-type="string">
            <text:p>Leonurus</text:p>
          </table:table-cell>
          <table:table-cell table:style-name="ce1" office:value-type="string" calcext:value-type="string">
            <text:p>card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Echtes Labkraut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v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Echt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6" calcext:value-type="float">
            <text:p>8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240" calcext:value-type="float">
            <text:p>24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Echtes Lungenkraut</text:p>
          </table:table-cell>
          <table:table-cell table:style-name="ce1" office:value-type="string" calcext:value-type="string">
            <text:p>Pulmonaria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635" calcext:value-type="float">
            <text:p>63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Ech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Echtes Salomonssiegel, Wohlriechende Weißwurz</text:p>
          </table:table-cell>
          <table:table-cell table:style-name="ce1" office:value-type="string" calcext:value-type="string">
            <text:p>Polygonatum</text:p>
          </table:table-cell>
          <table:table-cell table:style-name="ce1" office:value-type="string" calcext:value-type="string">
            <text:p>odoratum var. <text:s/>odoratum</text:p>
          </table:table-cell>
          <table:table-cell table:style-name="ce1" office:value-type="string" calcext:value-type="string">
            <text:p>Druce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</text:p>
          </table:table-cell>
          <table:table-cell office:value-type="string" calcext:value-type="string">
            <text:p>M D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611" calcext:value-type="float">
            <text:p>61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Echtes Seifenkraut</text:p>
          </table:table-cell>
          <table:table-cell table:style-name="ce1" office:value-type="string" calcext:value-type="string">
            <text:p>Saponaria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687" calcext:value-type="float">
            <text:p>6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Einjähriger Borretsch, Gurkenkraut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Erdbirne, Indianerknolle, Topinambur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tubero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Erdkastanie</text:p>
          </table:table-cell>
          <table:table-cell table:style-name="ce1" office:value-type="string" calcext:value-type="string">
            <text:p>Bunium</text:p>
          </table:table-cell>
          <table:table-cell table:style-name="ce1" office:value-type="string" calcext:value-type="string">
            <text:p>bulbocas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75" calcext:value-type="float">
            <text:p>17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Estafiate, Sil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Estragon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drac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-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Färber-Hundskamille</text:p>
          </table:table-cell>
          <table:table-cell table:style-name="ce1" office:value-type="string" calcext:value-type="string">
            <text:p>Anthem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SB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114-11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Färberwaid, Waid</text:p>
          </table:table-cell>
          <table:table-cell table:style-name="ce1" office:value-type="string" calcext:value-type="string">
            <text:p>Isat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432" calcext:value-type="float">
            <text:p>43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1" office:value-type="string" calcext:value-type="string">
            <text:p>Feinblatt-Studentenblume, 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tenuifolia</text:p>
          </table:table-cell>
          <table:table-cell table:style-name="ce1" office:value-type="string" calcext:value-type="string">
            <text:p>Cav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7" calcext:value-type="float">
            <text:p>28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Felsen-Fetthenne, Tripmadam, Grün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Suk PoP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704" calcext:value-type="float">
            <text:p>70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Flaumig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sp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Frauenflachs, Gewöhnliches 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8" calcext:value-type="float">
            <text:p>46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Frühlingsstern, Sternblume, Frühlingsstern-Knoblauch</text:p>
          </table:table-cell>
          <table:table-cell table:style-name="ce1" office:value-type="string" calcext:value-type="string">
            <text:p>Ipheion</text:p>
          </table:table-cell>
          <table:table-cell table:style-name="ce1" office:value-type="string" calcext:value-type="string">
            <text:p>nuniflorum</text:p>
          </table:table-cell>
          <table:table-cell table:style-name="ce1" office:value-type="string" calcext:value-type="string">
            <text:p>Raf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8" calcext:value-type="float">
            <text:p>42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Futter-Esparsette</text:p>
          </table:table-cell>
          <table:table-cell table:style-name="ce1" office:value-type="string" calcext:value-type="string">
            <text:p>Onobrychis</text:p>
          </table:table-cell>
          <table:table-cell table:style-name="ce1" office:value-type="string" calcext:value-type="string">
            <text:p>viciifoli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2" calcext:value-type="float">
            <text:p>54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Garten-Dill</text:p>
          </table:table-cell>
          <table:table-cell table:style-name="ce1" office:value-type="string" calcext:value-type="string">
            <text:p>Anethum</text:p>
          </table:table-cell>
          <table:table-cell table:style-name="ce1" office:value-type="string" calcext:value-type="string">
            <text:p>graveolens var. hortorum</text:p>
          </table:table-cell>
          <table:table-cell table:style-name="ce1" office:value-type="string" calcext:value-type="string">
            <text:p>Alef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Garten-Ringelblume</text:p>
          </table:table-cell>
          <table:table-cell table:style-name="ce1" office:value-type="string" calcext:value-type="string">
            <text:p>Calendu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Gelbbunter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iental Limelight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Gelbbun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Variegata`</text:p>
          </table:table-cell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Gelbe 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lilioasphode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Gelb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utea`</text:p>
          </table:table-cell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Gelb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ngelina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Gelber Fingerhut, Klein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lut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Gelb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humbles Variet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Gewöhliche Kanadische Goldrute</text:p>
          </table:table-cell>
          <table:table-cell table:style-name="ce1" office:value-type="string" calcext:value-type="string">
            <text:p>Solidago</text:p>
          </table:table-cell>
          <table:table-cell table:style-name="ce11" office:value-type="string" calcext:value-type="string">
            <text:p>canadensis var. canad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4" calcext:value-type="float">
            <text:p>72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Gewöhnilcher Wies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pratensis subsp. prat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BW</text:p>
          </table:table-cell>
          <table:table-cell table:style-name="ce18"/>
          <table:table-cell table:style-name="ce19" office:value-type="float" office:value="684" calcext:value-type="float">
            <text:p>68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Gewöhnliche Akelei</text:p>
          </table:table-cell>
          <table:table-cell table:style-name="ce1" office:value-type="string" calcext:value-type="string">
            <text:p>Aquilegia</text:p>
          </table:table-cell>
          <table:table-cell table:style-name="ce1" office:value-type="string" calcext:value-type="string">
            <text:p>vulgaris var. 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B 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Gewöhnliche Bärwurz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string" calcext:value-type="string">
            <text:p>athamanticum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I</text:p>
          </table:table-cell>
          <table:table-cell office:value-type="string" calcext:value-type="string">
            <text:p>M StG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509" calcext:value-type="float">
            <text:p>50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Gewöhnliche Bauern-Pfingstrose</text:p>
          </table:table-cell>
          <table:table-cell table:style-name="ce1" office:value-type="string" calcext:value-type="string">
            <text:p>Paeoni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eoniaceae</text:p>
          </table:table-cell>
          <table:table-cell table:style-name="ce11"/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58" calcext:value-type="float">
            <text:p>55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Gewöhnliche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Gewöhnliche Bergscharte, Hirsch-Wurzel</text:p>
          </table:table-cell>
          <table:table-cell table:style-name="ce1" office:value-type="string" calcext:value-type="string">
            <text:p>Stemmacantha</text:p>
          </table:table-cell>
          <table:table-cell table:style-name="ce11" office:value-type="string" calcext:value-type="string">
            <text:p>rhapontica</text:p>
          </table:table-cell>
          <table:table-cell table:style-name="ce1" office:value-type="string" calcext:value-type="string">
            <text:p>Dittri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738" calcext:value-type="float">
            <text:p>73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Gewöhnliche Braunelle</text:p>
          </table:table-cell>
          <table:table-cell table:style-name="ce1" office:value-type="string" calcext:value-type="string">
            <text:p>Prunel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25" calcext:value-type="float">
            <text:p>62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Gewöhnliche Große Brennnessel</text:p>
          </table:table-cell>
          <table:table-cell table:style-name="ce1" office:value-type="string" calcext:value-type="string">
            <text:p>Urtica</text:p>
          </table:table-cell>
          <table:table-cell table:style-name="ce9" office:value-type="string" calcext:value-type="string">
            <text:p>dioica subsp.dio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Urticaceae</text:p>
          </table:table-cell>
          <table:table-cell table:style-name="ce11"/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781" calcext:value-type="float">
            <text:p>78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1" office:value-type="string" calcext:value-type="string">
            <text:p>Gewöhnliche Kleinblütt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thapsus subsp. thap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7" calcext:value-type="float">
            <text:p>317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Gewöhnliche Knoblauchsrauke</text:p>
          </table:table-cell>
          <table:table-cell table:style-name="ce1" office:value-type="string" calcext:value-type="string">
            <text:p>Alliaria</text:p>
          </table:table-cell>
          <table:table-cell table:style-name="ce11" office:value-type="string" calcext:value-type="string">
            <text:p>petiolata</text:p>
          </table:table-cell>
          <table:table-cell table:style-name="ce1" office:value-type="string" calcext:value-type="string">
            <text:p>Cavara et Grande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Gewöhnliche Mariendistel</text:p>
          </table:table-cell>
          <table:table-cell table:style-name="ce1" office:value-type="string" calcext:value-type="string">
            <text:p>Silybum</text:p>
          </table:table-cell>
          <table:table-cell table:style-name="ce11" office:value-type="string" calcext:value-type="string">
            <text:p>marianum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7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Gewöhnliche Pechnelke</text:p>
          </table:table-cell>
          <table:table-cell table:style-name="ce1" office:value-type="string" calcext:value-type="string">
            <text:p>Silene</text:p>
          </table:table-cell>
          <table:table-cell table:style-name="ce11"/>
          <table:table-cell table:style-name="ce1" office:value-type="string" calcext:value-type="string">
            <text:p>Jess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Gewöhnliche Schlüsselblume</text:p>
          </table:table-cell>
          <table:table-cell table:style-name="ce1" office:value-type="string" calcext:value-type="string">
            <text:p>Primula</text:p>
          </table:table-cell>
          <table:table-cell table:style-name="ce1" office:value-type="string" calcext:value-type="string">
            <text:p>veris subsp. ve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622 – 62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Gewöhnliche Seidenpflanze</text:p>
          </table:table-cell>
          <table:table-cell table:style-name="ce1" office:value-type="string" calcext:value-type="string">
            <text:p>Asclepias</text:p>
          </table:table-cell>
          <table:table-cell table:style-name="ce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clepiadaceae</text:p>
          </table:table-cell>
          <table:table-cell table:style-name="ce11"/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G WS FS</text:p>
          </table:table-cell>
          <table:table-cell office:value-type="string" calcext:value-type="string">
            <text:p>-</text:p>
          </table:table-cell>
          <table:table-cell table:style-name="ce19" office:value-type="float" office:value="132" calcext:value-type="float">
            <text:p>13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Gewöhnliche Wald-Erdbeere</text:p>
          </table:table-cell>
          <table:table-cell table:style-name="ce1" office:value-type="string" calcext:value-type="string">
            <text:p>Fragaria</text:p>
          </table:table-cell>
          <table:table-cell table:style-name="ce1" office:value-type="string" calcext:value-type="string">
            <text:p>vesca var. ves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363" calcext:value-type="float">
            <text:p>36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Gewöhnliche Wegwarte</text:p>
          </table:table-cell>
          <table:table-cell table:style-name="ce1" office:value-type="string" calcext:value-type="string">
            <text:p>Chicorium</text:p>
          </table:table-cell>
          <table:table-cell table:style-name="ce1" office:value-type="string" calcext:value-type="string">
            <text:p>intybus var. inty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228" calcext:value-type="float">
            <text:p>22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Gewöhnliche Wilde 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sylvestris subsp. sylve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Gewöhnlicher Andorn</text:p>
          </table:table-cell>
          <table:table-cell table:style-name="ce1" office:value-type="string" calcext:value-type="string">
            <text:p>Marrubi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0k</text:p>
          </table:table-cell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8" calcext:value-type="float">
            <text:p>49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Gewöhnlicher Arznei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pulegioides subsp. pulegioides</text:p>
          </table:table-cell>
          <table:table-cell table:style-name="ce1" office:value-type="string" calcext:value-type="string">
            <text:p>Kerguelen</text:p>
          </table:table-cell>
          <table:table-cell table:style-name="ce1" office:value-type="string" calcext:value-type="string">
            <text:p>`Foxl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Gewöhnlicher Blauer Eisenhut</text:p>
          </table:table-cell>
          <table:table-cell table:style-name="ce1" office:value-type="string" calcext:value-type="string">
            <text:p>Aconitum</text:p>
          </table:table-cell>
          <table:table-cell table:style-name="ce11" office:value-type="string" calcext:value-type="string">
            <text:p>napellus subsp. napellu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" calcext:value-type="float">
            <text:p>7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Gewöhnlicher Diptam, Brennender Busch</text:p>
          </table:table-cell>
          <table:table-cell table:style-name="ce1" office:value-type="string" calcext:value-type="string">
            <text:p>Dictamnus</text:p>
          </table:table-cell>
          <table:table-cell table:style-name="ce1" office:value-type="string" calcext:value-type="string">
            <text:p>albus var. al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295" calcext:value-type="float">
            <text:p>2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Gewöhnlicher Erdrauch</text:p>
          </table:table-cell>
          <table:table-cell table:style-name="ce1" office:value-type="string" calcext:value-type="string">
            <text:p>Fumaria</text:p>
          </table:table-cell>
          <table:table-cell table:style-name="ce1" office:value-type="string" calcext:value-type="string">
            <text:p>off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G</text:p>
          </table:table-cell>
          <table:table-cell table:style-name="ce18"/>
          <table:table-cell table:style-name="ce19" office:value-type="float" office:value="368" calcext:value-type="float">
            <text:p>36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Gewöhnlicher Gundermann</text:p>
          </table:table-cell>
          <table:table-cell table:style-name="ce1" office:value-type="string" calcext:value-type="string">
            <text:p>Glechoma</text:p>
          </table:table-cell>
          <table:table-cell table:style-name="ce1" office:value-type="string" calcext:value-type="string">
            <text:p>hederacea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 G KrP HäP</text:p>
          </table:table-cell>
          <table:table-cell table:style-name="ce18"/>
          <table:table-cell table:style-name="ce19" office:value-type="float" office:value="383" calcext:value-type="float">
            <text:p>38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Gewöhnlicher Hopfen</text:p>
          </table:table-cell>
          <table:table-cell table:style-name="ce1" office:value-type="string" calcext:value-type="string">
            <text:p>Humulus</text:p>
          </table:table-cell>
          <table:table-cell table:style-name="ce1" office:value-type="string" calcext:value-type="string">
            <text:p>lup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nnab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Kl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7" calcext:value-type="float">
            <text:p>41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Gewöhnlicher Kleiner Wiesenknopf</text:p>
          </table:table-cell>
          <table:table-cell table:style-name="ce1" office:value-type="string" calcext:value-type="string">
            <text:p>Sanguisorba</text:p>
          </table:table-cell>
          <table:table-cell table:style-name="ce11" office:value-type="string" calcext:value-type="string">
            <text:p>minor subsp. min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ewöhnlicher Meerrettich</text:p>
          </table:table-cell>
          <table:table-cell table:style-name="ce1" office:value-type="string" calcext:value-type="string">
            <text:p>Armoracia</text:p>
          </table:table-cell>
          <table:table-cell table:style-name="ce1" office:value-type="string" calcext:value-type="string">
            <text:p>rusticanc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" office:value-type="string" calcext:value-type="string">
            <text:p>Gewöhnlicher Schlaf-Mohn</text:p>
          </table:table-cell>
          <table:table-cell table:style-name="ce1" office:value-type="string" calcext:value-type="string">
            <text:p>Papaver</text:p>
          </table:table-cell>
          <table:table-cell table:style-name="ce1" office:value-type="string" calcext:value-type="string">
            <text:p>somniferum subsp. somnif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1"/>
          <table:table-cell table:style-name="ce2" office:value-type="float" office:value="212" calcext:value-type="float">
            <text:p>21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62" calcext:value-type="float">
            <text:p>56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Gewöhnlicher Spanisch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lavandulifolia subsp. lavandufolia</text:p>
          </table:table-cell>
          <table:table-cell table:style-name="ce1" office:value-type="string" calcext:value-type="string">
            <text:p>Vahl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e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Gewöhnlicher Wasserdost, Wassserhanf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cannab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Gewöhnlicher Ysop, 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Gewöhnliches Barbarakraut, Barbarakresse</text:p>
          </table:table-cell>
          <table:table-cell table:style-name="ce1" office:value-type="string" calcext:value-type="string">
            <text:p>Barbare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Gewöhnliches Hirtentäschel</text:p>
          </table:table-cell>
          <table:table-cell table:style-name="ce1" office:value-type="string" calcext:value-type="string">
            <text:p>Capsella</text:p>
          </table:table-cell>
          <table:table-cell table:style-name="ce1" office:value-type="string" calcext:value-type="string">
            <text:p>bursa-pastoris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91" calcext:value-type="float">
            <text:p>19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Gewöhnliches Katzenpfötchen</text:p>
          </table:table-cell>
          <table:table-cell table:style-name="ce1" office:value-type="string" calcext:value-type="string">
            <text:p>Antennaria</text:p>
          </table:table-cell>
          <table:table-cell table:style-name="ce1" office:value-type="string" calcext:value-type="string">
            <text:p>dioica var. dioica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Gewöhnliches Ruchgras</text:p>
          </table:table-cell>
          <table:table-cell table:style-name="ce1" office:value-type="string" calcext:value-type="string">
            <text:p>Anthoxanth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Gewöhnliches Schöllkraut</text:p>
          </table:table-cell>
          <table:table-cell table:style-name="ce1" office:value-type="string" calcext:value-type="string">
            <text:p>Chelidonium</text:p>
          </table:table-cell>
          <table:table-cell table:style-name="ce1" office:value-type="string" calcext:value-type="string">
            <text:p>majus var. 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IV – X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Gewöhnliches Schwarzes Bilsenkraut</text:p>
          </table:table-cell>
          <table:table-cell table:style-name="ce1" office:value-type="string" calcext:value-type="string">
            <text:p>Hyoscyam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1" calcext:value-type="float">
            <text:p>42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Gewürz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62" calcext:value-type="float">
            <text:p>36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Gletscher-Edel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glaci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old-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filipendulina</text:p>
          </table:table-cell>
          <table:table-cell table:style-name="ce1" office:value-type="string" calcext:value-type="string">
            <text:p>Lam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Gold-Lauch, Sommerbär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moly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Gold-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Gold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Goldenes 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Gottes-Gnadenkraut</text:p>
          </table:table-cell>
          <table:table-cell table:style-name="ce1" office:value-type="string" calcext:value-type="string">
            <text:p>Gratio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 Uf/Su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7" calcext:value-type="float">
            <text:p>3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Grannen-Ysop, Zwerg-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aristatus</text:p>
          </table:table-cell>
          <table:table-cell table:style-name="ce1" office:value-type="string" calcext:value-type="string">
            <text:p>Briq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Grasblättrige Schwertlilie, Pflaumenduft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grain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 D RL</text:p>
          </table:table-cell>
          <table:table-cell table:style-name="ce18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Graues Heiligen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chamaecyparis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Großblütiges Perlkörbchen, Silberimmortelle</text:p>
          </table:table-cell>
          <table:table-cell table:style-name="ce1" office:value-type="string" calcext:value-type="string">
            <text:p>Anaphalis</text:p>
          </table:table-cell>
          <table:table-cell table:style-name="ce1" office:value-type="string" calcext:value-type="string">
            <text:p>margaritacea var margaritacea</text:p>
          </table:table-cell>
          <table:table-cell table:style-name="ce1" office:value-type="string" calcext:value-type="string">
            <text:p>Benth. Et Hook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107" calcext:value-type="float">
            <text:p>10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Großer <text:s/>Lavendel, Speick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latifolia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N BW D StG e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Großer Sauerampfer</text:p>
          </table:table-cell>
          <table:table-cell table:style-name="ce1" office:value-type="string" calcext:value-type="string">
            <text:p>Rumex</text:p>
          </table:table-cell>
          <table:table-cell table:style-name="ce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74" calcext:value-type="float">
            <text:p>67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Großer Sauerampfer,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ofusion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Grünes Heiligenkraut, Oliven-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rosmarinifol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e D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Grünlicher Dost, Griechisch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iridulum</text:p>
          </table:table-cell>
          <table:table-cell table:style-name="ce1" office:value-type="string" calcext:value-type="string">
            <text:p>Nyma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Guter Heinrich, Wilder Mehlspinat</text:p>
          </table:table-cell>
          <table:table-cell table:style-name="ce1" office:value-type="string" calcext:value-type="string">
            <text:p>Chenopodium</text:p>
          </table:table-cell>
          <table:table-cell table:style-name="ce1" office:value-type="string" calcext:value-type="string">
            <text:p>bonus-henric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83" calcext:value-type="float">
            <text:p>83</text:p>
          </table:table-cell>
          <table:table-cell table:style-name="ce16" office:value-type="string" calcext:value-type="string">
            <text:p>1 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Handlappiger Rhabarber, Medizinal-Rhabarber</text:p>
          </table:table-cell>
          <table:table-cell table:style-name="ce1" office:value-type="string" calcext:value-type="string">
            <text:p>Rheum</text:p>
          </table:table-cell>
          <table:table-cell table:style-name="ce1" office:value-type="string" calcext:value-type="string">
            <text:p>palmatum <text:s/>var. palm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49" calcext:value-type="float">
            <text:p>6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immel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Himmelblau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Houttuynie</text:p>
          </table:table-cell>
          <table:table-cell table:style-name="ce1" office:value-type="string" calcext:value-type="string">
            <text:p>Houttuynia</text:p>
          </table:table-cell>
          <table:table-cell table:style-name="ce1" office:value-type="string" calcext:value-type="string">
            <text:p>cordata</text:p>
          </table:table-cell>
          <table:table-cell table:style-name="ce1" office:value-type="string" calcext:value-type="string">
            <text:p>Thumb.</text:p>
          </table:table-cell>
          <table:table-cell table:style-name="ce1" office:value-type="string" calcext:value-type="string">
            <text:p>`Chameleon`</text:p>
          </table:table-cell>
          <table:table-cell table:style-name="ce1" office:value-type="string" calcext:value-type="string">
            <text:p>Saururaceae</text:p>
          </table:table-cell>
          <table:table-cell table:style-name="ce11"/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15" calcext:value-type="float">
            <text:p>41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Huflattich</text:p>
          </table:table-cell>
          <table:table-cell table:style-name="ce1" office:value-type="string" calcext:value-type="string">
            <text:p>Tussilago</text:p>
          </table:table-cell>
          <table:table-cell table:style-name="ce9" office:value-type="string" calcext:value-type="string">
            <text:p>farfa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<text:s/></text:p>
          </table:table-cell>
          <table:table-cell table:style-name="ce18"/>
          <table:table-cell table:style-name="ce19" office:value-type="float" office:value="779" calcext:value-type="float">
            <text:p>77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ndianischer Frau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frigid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1" office:value-type="string" calcext:value-type="string">
            <text:p>Italienische Petersilie, Glatt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neapolitanum</text:p>
          </table:table-cell>
          <table:table-cell table:style-name="ce1" office:value-type="string" calcext:value-type="string">
            <text:p>Danert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6" calcext:value-type="float">
            <text:p>21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Japanische 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Japanische Purpur-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Purpurascens'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Japanischer Schlangenbart</text:p>
          </table:table-cell>
          <table:table-cell table:style-name="ce1" office:value-type="string" calcext:value-type="string">
            <text:p>Ophiopogon</text:p>
          </table:table-cell>
          <table:table-cell table:style-name="ce1" office:value-type="string" calcext:value-type="string">
            <text:p>japonicus</text:p>
          </table:table-cell>
          <table:table-cell table:style-name="ce1" office:value-type="string" calcext:value-type="string">
            <text:p>Ker-Gawl.</text:p>
          </table:table-cell>
          <table:table-cell table:style-name="ce1"/>
          <table:table-cell table:style-name="ce1" office:value-type="string" calcext:value-type="string">
            <text:p>Convallariaceae</text:p>
          </table:table-cell>
          <table:table-cell table:style-name="ce11"/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4" calcext:value-type="float">
            <text:p>54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calam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G Uf/Su</text:p>
          </table:table-cell>
          <table:table-cell office:value-type="string" calcext:value-type="string">
            <text:p>Z3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Kampfer-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lba</text:p>
          </table:table-cell>
          <table:table-cell table:style-name="ce1" office:value-type="string" calcext:value-type="string">
            <text:p>Turra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Kampferkraut</text:p>
          </table:table-cell>
          <table:table-cell table:style-name="ce1" office:value-type="string" calcext:value-type="string">
            <text:p>Tanacetum</text:p>
          </table:table-cell>
          <table:table-cell table:style-name="ce9" office:value-type="string" calcext:value-type="string">
            <text:p>balsamita var. camphoratum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arpaten-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erythropoda</text:p>
          </table:table-cell>
          <table:table-cell table:style-name="ce1" office:value-type="string" calcext:value-type="string">
            <text:p>Juz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Käsepappel, Weg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neglecta</text:p>
          </table:table-cell>
          <table:table-cell table:style-name="ce1" office:value-type="string" calcext:value-type="string">
            <text:p>Wallr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Kerzen-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amplexicaulis</text:p>
          </table:table-cell>
          <table:table-cell table:style-name="ce1" office:value-type="string" calcext:value-type="string">
            <text:p>Greene</text:p>
          </table:table-cell>
          <table:table-cell table:style-name="ce1" office:value-type="string" calcext:value-type="string">
            <text:p>`J.S. Caliente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Klebriger Salbei, Gelb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glut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Kleine Bibernelle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saxifra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/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Klein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speciosus / hybridus</text:p>
          </table:table-cell>
          <table:table-cell table:style-name="ce1" table:number-columns-repeated="2"/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Kleine Taglilie, Ster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leiner Odermennig</text:p>
          </table:table-cell>
          <table:table-cell table:style-name="ce1" office:value-type="string" calcext:value-type="string">
            <text:p>Agrimonia</text:p>
          </table:table-cell>
          <table:table-cell table:style-name="ce9" office:value-type="string" calcext:value-type="string">
            <text:p>eupa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89" calcext:value-type="float">
            <text:p>8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Klein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pilosell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0" calcext:value-type="float">
            <text:p>41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Kleines Mädesüß, Knollig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Knollen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affinis</text:p>
          </table:table-cell>
          <table:table-cell table:style-name="ce1" office:value-type="string" calcext:value-type="string">
            <text:p>Bung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Koriander</text:p>
          </table:table-cell>
          <table:table-cell table:style-name="ce1" office:value-type="string" calcext:value-type="string">
            <text:p>Coriandrum</text:p>
          </table:table-cell>
          <table:table-cell table:style-name="ce1" office:value-type="string" calcext:value-type="string">
            <text:p>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7" calcext:value-type="float">
            <text:p>87</text:p>
          </table:table-cell>
          <table:table-cell table:style-name="ce16" office:value-type="string" calcext:value-type="string">
            <text:p>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250" calcext:value-type="float">
            <text:p>25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Kornblume</text:p>
          </table:table-cell>
          <table:table-cell table:style-name="ce1" office:value-type="string" calcext:value-type="string">
            <text:p>Centaureae</text:p>
          </table:table-cell>
          <table:table-cell table:style-name="ce1" office:value-type="string" calcext:value-type="string">
            <text:p>cyan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BW SB</text:p>
          </table:table-cell>
          <table:table-cell table:style-name="ce18"/>
          <table:table-cell table:style-name="ce19" office:value-type="float" office:value="208" calcext:value-type="float">
            <text:p>20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Krähenfuß-Wegerich, Hirschhorn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coronop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Krauser 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Krauser 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Kreta-Melisse, Mandari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 subsp. altissima</text:p>
          </table:table-cell>
          <table:table-cell table:style-name="ce1" table:number-columns-repeated="2"/>
          <table:table-cell table:style-name="ce11" table:number-columns-repeated="2"/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riechender Günsel</text:p>
          </table:table-cell>
          <table:table-cell table:style-name="ce1" office:value-type="string" calcext:value-type="string">
            <text:p>Ajuga</text:p>
          </table:table-cell>
          <table:table-cell table:style-name="ce9" office:value-type="string" calcext:value-type="string">
            <text:p>repta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BW StG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91" calcext:value-type="float">
            <text:p>9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riechender 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repens</text:p>
          </table:table-cell>
          <table:table-cell table:style-name="ce1" office:value-type="string" calcext:value-type="string">
            <text:p>Lag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RL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Kriechendes 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spicigera</text:p>
          </table:table-cell>
          <table:table-cell table:style-name="ce1" office:value-type="string" calcext:value-type="string">
            <text:p>Boi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Kronen-Wucherblume, Speisechrysantheme</text:p>
          </table:table-cell>
          <table:table-cell table:style-name="ce1" office:value-type="string" calcext:value-type="string">
            <text:p>Glebionis</text:p>
          </table:table-cell>
          <table:table-cell table:style-name="ce1" office:value-type="string" calcext:value-type="string">
            <text:p>coronaria</text:p>
          </table:table-cell>
          <table:table-cell table:style-name="ce1" office:value-type="string" calcext:value-type="string">
            <text:p>Cass. Ex Spa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18" calcext:value-type="float">
            <text:p>11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B</text:p>
          </table:table-cell>
          <table:table-cell table:style-name="ce18"/>
          <table:table-cell table:style-name="ce19" office:value-type="float" office:value="382" calcext:value-type="float">
            <text:p>38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urilen-Beifuß, Polster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schmidtian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Küsten-Meerkohl, Strankohl</text:p>
          </table:table-cell>
          <table:table-cell table:style-name="ce1" office:value-type="string" calcext:value-type="string">
            <text:p>Crambe</text:p>
          </table:table-cell>
          <table:table-cell table:style-name="ce1" office:value-type="string" calcext:value-type="string">
            <text:p>maritim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RL</text:p>
          </table:table-cell>
          <table:table-cell office:value-type="string" calcext:value-type="string">
            <text:p>Z5</text:p>
          </table:table-cell>
          <table:table-cell table:style-name="ce19" office:value-type="float" office:value="259" calcext:value-type="float">
            <text:p>25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Lakritz-Kalmus, Zerg-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gramineus</text:p>
          </table:table-cell>
          <table:table-cell table:style-name="ce1" office:value-type="string" calcext:value-type="string">
            <text:p>So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1"/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Lakritze, Spanisches Süßholz</text:p>
          </table:table-cell>
          <table:table-cell table:style-name="ce1" office:value-type="string" calcext:value-type="string">
            <text:p>Glycyrrhiza</text:p>
          </table:table-cell>
          <table:table-cell table:style-name="ce1" office:value-type="string" calcext:value-type="string">
            <text:p>glab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8</text:p>
          </table:table-cell>
          <table:table-cell table:style-name="ce19" office:value-type="float" office:value="385" calcext:value-type="float">
            <text:p>38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Liebstöckel, Maggikraut</text:p>
          </table:table-cell>
          <table:table-cell table:style-name="ce1" office:value-type="string" calcext:value-type="string">
            <text:p>Levistic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0" calcext:value-type="float">
            <text:p>46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Lil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 var. menthifoli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Lim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imonii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Limonen-Ysop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mexicana</text:p>
          </table:table-cell>
          <table:table-cell table:style-name="ce1" office:value-type="string" calcext:value-type="string">
            <text:p>Lint et Epling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9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major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März-Veilchen,Wohlriechendes Veil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odor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N SP D</text:p>
          </table:table-cell>
          <table:table-cell office:value-type="string" calcext:value-type="string">
            <text:p>Z6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Marzipa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zareth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kriech StgM BW KrP StG</text:p>
          </table:table-cell>
          <table:table-cell office:value-type="string" calcext:value-type="string">
            <text:p>Z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" office:value-type="string" calcext:value-type="string">
            <text:p>Mehl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lychnit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315" calcext:value-type="float">
            <text:p>3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Meisterwurz</text:p>
          </table:table-cell>
          <table:table-cell table:style-name="ce1" office:value-type="string" calcext:value-type="string">
            <text:p>Peucedanum</text:p>
          </table:table-cell>
          <table:table-cell table:style-name="ce1" office:value-type="string" calcext:value-type="string">
            <text:p>ostruthium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79" calcext:value-type="float">
            <text:p>57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1" office:value-type="string" calcext:value-type="string">
            <text:p>Mexikanische Studentenblume, Mexikanische Riesen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minu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6" calcext:value-type="float">
            <text:p>28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Missouri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macrocarp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Mohren-Salbei, Woll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aethiop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2" calcext:value-type="float">
            <text:p>68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Mönchspfeffer</text:p>
          </table:table-cell>
          <table:table-cell table:style-name="ce1" office:value-type="string" calcext:value-type="string">
            <text:p>Vitex</text:p>
          </table:table-cell>
          <table:table-cell table:style-name="ce9" office:value-type="string" calcext:value-type="string">
            <text:p>agnus-cas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Str Ba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97" calcext:value-type="float">
            <text:p>79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Moschus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mosch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8" calcext:value-type="float">
            <text:p>6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 (var. turkestanica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iemont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 -IX</text:p>
          </table:table-cell>
          <table:table-cell office:value-type="string" calcext:value-type="string">
            <text:p>M BW SB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Nevada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nevadensi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Orangen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vulgaris ssp. fragrantissimu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Orangerot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auranti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BW KrP</text:p>
          </table:table-cell>
          <table:table-cell table:style-name="ce18"/>
          <table:table-cell table:style-name="ce19" office:value-type="float" office:value="409" calcext:value-type="float">
            <text:p>40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laevigatum</text:p>
          </table:table-cell>
          <table:table-cell table:style-name="ce1" office:value-type="string" calcext:value-type="string">
            <text:p>Boiss.</text:p>
          </table:table-cell>
          <table:table-cell table:style-name="ce1" office:value-type="string" calcext:value-type="string">
            <text:p>`Herrenhaus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Oregano, Wilder Majoran, Rosa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Patagonisch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bonari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1"/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Pfeilkresse</text:p>
          </table:table-cell>
          <table:table-cell table:style-name="ce1" office:value-type="string" calcext:value-type="string">
            <text:p>Cardaria</text:p>
          </table:table-cell>
          <table:table-cell table:style-name="ce1" office:value-type="string" calcext:value-type="string">
            <text:p>draba</text:p>
          </table:table-cell>
          <table:table-cell table:style-name="ce1" office:value-type="string" calcext:value-type="string">
            <text:p>Desv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193" calcext:value-type="float">
            <text:p>19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Polster-Oregano, Busch-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ontischer Beifuß, Römisch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pont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N KrP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Präriesonnenhut</text:p>
          </table:table-cell>
          <table:table-cell table:style-name="ce9" office:value-type="string" calcext:value-type="string">
            <text:p>Ratibida</text:p>
          </table:table-cell>
          <table:table-cell table:style-name="ce1" office:value-type="string" calcext:value-type="string">
            <text:p>columnaris </text:p>
          </table:table-cell>
          <table:table-cell table:style-name="ce12" office:value-type="string" calcext:value-type="string">
            <text:p>Woot. &amp; Stand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Purpur-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7" calcext:value-type="float">
            <text:p>46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Purpur-Wasserdost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purpur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" office:value-type="string" calcext:value-type="string">
            <text:p>Quirl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verticil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Rapunzel-Glockenblume</text:p>
          </table:table-cell>
          <table:table-cell table:style-name="ce1" office:value-type="string" calcext:value-type="string">
            <text:p>Campanula</text:p>
          </table:table-cell>
          <table:table-cell table:style-name="ce1" office:value-type="string" calcext:value-type="string">
            <text:p>rap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2" calcext:value-type="float">
            <text:p>7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88" calcext:value-type="float">
            <text:p>18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Rispiges Gipskraut, Schleierkraut</text:p>
          </table:table-cell>
          <table:table-cell table:style-name="ce1" office:value-type="string" calcext:value-type="string">
            <text:p>Gypsophila</text:p>
          </table:table-cell>
          <table:table-cell table:style-name="ce1" office:value-type="string" calcext:value-type="string">
            <text:p>panicu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1"/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4</text:p>
          </table:table-cell>
          <table:table-cell table:style-name="ce19" office:value-type="float" office:value="391" calcext:value-type="float">
            <text:p>39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Rizinus, Wunderbaum</text:p>
          </table:table-cell>
          <table:table-cell table:style-name="ce1" office:value-type="string" calcext:value-type="string">
            <text:p>Ricinus</text:p>
          </table:table-cell>
          <table:table-cell table:style-name="ce1" office:value-type="string" calcext:value-type="string">
            <text:p>commun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Euphorbiaceae</text:p>
          </table:table-cell>
          <table:table-cell table:style-name="ce11"/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1 Hs Str Ba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e BW G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664" calcext:value-type="float">
            <text:p>66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Römische 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</text:p>
          </table:table-cell>
          <table:table-cell table:style-name="ce1" office:value-type="string" calcext:value-type="string">
            <text:p>Al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219" calcext:value-type="float">
            <text:p>21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Römische Minze</text:p>
          </table:table-cell>
          <table:table-cell table:style-name="ce1" office:value-type="string" calcext:value-type="string">
            <text:p>Calamintha</text:p>
          </table:table-cell>
          <table:table-cell table:style-name="ce13" office:value-type="string" calcext:value-type="string">
            <text:p>species (nepeta)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Römische Rasen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 var.ligulos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Römischer Ampfer, Schild-Sauerampfer, Römischer Schild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cuta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Römischer Bertram</text:p>
          </table:table-cell>
          <table:table-cell table:style-name="ce1" office:value-type="string" calcext:value-type="string">
            <text:p>Anacyclus</text:p>
          </table:table-cell>
          <table:table-cell table:style-name="ce1" office:value-type="string" calcext:value-type="string">
            <text:p>pyrethrum var. pyrethrum</text:p>
          </table:table-cell>
          <table:table-cell table:style-name="ce1" office:value-type="string" calcext:value-type="string">
            <text:p>Link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06" calcext:value-type="float">
            <text:p>10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Ros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Cultivar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Beauty of Cobha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Rosa Schnitt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 spec.</text:p>
          </table:table-cell>
          <table:table-cell table:style-name="ce1" table:number-columns-repeated="2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table:style-name="ce18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Rosa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oseus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Rosenwurz</text:p>
          </table:table-cell>
          <table:table-cell table:style-name="ce1" office:value-type="string" calcext:value-type="string">
            <text:p>Rhodiola</text:p>
          </table:table-cell>
          <table:table-cell table:style-name="ce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uk Stg</text:p>
          </table:table-cell>
          <table:table-cell office:value-type="string" calcext:value-type="string">
            <text:p>Z1</text:p>
          </table:table-cell>
          <table:table-cell table:style-name="ce19" office:value-type="float" office:value="651" calcext:value-type="float">
            <text:p>65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Veitshöchhei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8</text:p>
          </table:table-cell>
          <table:table-cell table:style-name="ce19" office:value-type="float" office:value="670" calcext:value-type="float">
            <text:p>67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rp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Rote Garten-Melde</text:p>
          </table:table-cell>
          <table:table-cell table:style-name="ce1" office:value-type="string" calcext:value-type="string">
            <text:p>Atriplex</text:p>
          </table:table-cell>
          <table:table-cell table:style-name="ce1" office:value-type="string" calcext:value-type="string">
            <text:p>hortens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lume Red`</text:p>
          </table:table-cell>
          <table:table-cell table:style-name="ce1" office:value-type="string" calcext:value-type="string">
            <text:p>Chenopodiaceae</text:p>
          </table:table-cell>
          <table:table-cell table:style-name="ce11"/>
          <table:table-cell table:style-name="ce2" office:value-type="float" office:value="59" calcext:value-type="float">
            <text:p>5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Rot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äriebrand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Rote 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ubr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Rot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BW M</text:p>
          </table:table-cell>
          <table:table-cell office:value-type="string" calcext:value-type="string">
            <text:p>Z7</text:p>
          </table:table-cell>
          <table:table-cell table:style-name="ce19" office:value-type="float" office:value="210" calcext:value-type="float">
            <text:p>21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Roter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pecies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Rot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BW G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Rot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urpurascenc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Roter Scheinsonnenhut, 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313" calcext:value-type="float">
            <text:p>31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Rubin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 office:value-type="string" calcext:value-type="string">
            <text:p>´Rubinster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" office:value-type="string" calcext:value-type="string">
            <text:p>Saat-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usitatissim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1"/>
          <table:table-cell table:style-name="ce2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alzalant</text:p>
          </table:table-cell>
          <table:table-cell table:style-name="ce1" office:value-type="string" calcext:value-type="string">
            <text:p>Inula Syn.: Limbarda</text:p>
          </table:table-cell>
          <table:table-cell table:style-name="ce1" office:value-type="string" calcext:value-type="string">
            <text:p>crithmoides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and-Thymian, Quendel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e 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and-Thymian, Roter Sand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occine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charbockskraut</text:p>
          </table:table-cell>
          <table:table-cell table:style-name="ce1" office:value-type="string" calcext:value-type="string">
            <text:p>Ranunculus</text:p>
          </table:table-cell>
          <table:table-cell table:style-name="ce1" office:value-type="string" calcext:value-type="string">
            <text:p>fica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3" calcext:value-type="float">
            <text:p>64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charfer Mauerpfeffer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ac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BW Suk KrP StG <text:s/>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02" calcext:value-type="float">
            <text:p>70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charlach-Indianernessel, Weiß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516" calcext:value-type="float">
            <text:p>51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chlangen-Wiesen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Wissk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161" calcext:value-type="float">
            <text:p>16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chmalblättriger Doppelsamen, Italienische Rauke</text:p>
          </table:table-cell>
          <table:table-cell table:style-name="ce1" office:value-type="string" calcext:value-type="string">
            <text:p>Diplotaxis</text:p>
          </table:table-cell>
          <table:table-cell table:style-name="ce1" office:value-type="string" calcext:value-type="string">
            <text:p>tenuifoli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X</text:p>
          </table:table-cell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300" calcext:value-type="float">
            <text:p>30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chnitt-Knoblauch, Weißer Schnitt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</text:p>
          </table:table-cell>
          <table:table-cell table:style-name="ce1" office:value-type="string" calcext:value-type="string">
            <text:p>Rottler ex Spreng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chnitt-Lauch,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choenopra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chokoladen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ocolate`</text:p>
          </table:table-cell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Schopfiger Thymian</text:p>
          </table:table-cell>
          <table:table-cell table:style-name="ce1" office:value-type="string" calcext:value-type="string">
            <text:p>Thymus</text:p>
          </table:table-cell>
          <table:table-cell table:style-name="ce11" office:value-type="string" calcext:value-type="string">
            <text:p>comosus</text:p>
          </table:table-cell>
          <table:table-cell table:style-name="ce1" office:value-type="string" calcext:value-type="string">
            <text:p>Heuff. Ex Griseb. Et Schenk</text:p>
          </table:table-cell>
          <table:table-cell table:style-name="ce1" office:value-type="string" calcext:value-type="string">
            <text:p>`Doone Valla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chottische Mutterwurz, Schottische Liebstöckel</text:p>
          </table:table-cell>
          <table:table-cell table:style-name="ce1" office:value-type="string" calcext:value-type="string">
            <text:p>Ligusticum</text:p>
          </table:table-cell>
          <table:table-cell table:style-name="ce1" office:value-type="string" calcext:value-type="string">
            <text:p>scoti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2" calcext:value-type="float">
            <text:p>46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Schwarz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nig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Schwarze 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 v. nigra</text:p>
          </table:table-cell>
          <table:table-cell table:style-name="ce1" table:number-columns-repeated="2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15" table:number-columns-repeated="3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" office:value-type="string" calcext:value-type="string">
            <text:p>Schwarzkümmel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sativ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6" calcext:value-type="float">
            <text:p>19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chweizerisches Meerträubel</text:p>
          </table:table-cell>
          <table:table-cell table:style-name="ce1" office:value-type="string" calcext:value-type="string">
            <text:p>Ephedra</text:p>
          </table:table-cell>
          <table:table-cell table:style-name="ce1" office:value-type="string" calcext:value-type="string">
            <text:p>distachya var. helvetica</text:p>
          </table:table-cell>
          <table:table-cell table:style-name="ce1" office:value-type="string" calcext:value-type="string">
            <text:p>Asch. Et Graebn.</text:p>
          </table:table-cell>
          <table:table-cell table:style-name="ce1"/>
          <table:table-cell table:style-name="ce1" office:value-type="string" calcext:value-type="string">
            <text:p>Ephed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e <text:s/>KrP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Silber-Perowskie, Blauraute, Silberstrauch</text:p>
          </table:table-cell>
          <table:table-cell table:style-name="ce1" office:value-type="string" calcext:value-type="string">
            <text:p>Perovskia</text:p>
          </table:table-cell>
          <table:table-cell table:style-name="ce1" office:value-type="string" calcext:value-type="string">
            <text:p>atriplicifolia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d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76" calcext:value-type="float">
            <text:p>57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Spargel-Salat</text:p>
          </table:table-cell>
          <table:table-cell table:style-name="ce1" office:value-type="string" calcext:value-type="string">
            <text:p>Lactuca</text:p>
          </table:table-cell>
          <table:table-cell table:style-name="ce1" office:value-type="string" calcext:value-type="string">
            <text:p>sativa var. angustana</text:p>
          </table:table-cell>
          <table:table-cell table:style-name="ce1" office:value-type="string" calcext:value-type="string">
            <text:p>hort. Ex L.H. Bailey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56" calcext:value-type="float">
            <text:p>1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46" calcext:value-type="float">
            <text:p>44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pitz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lanceo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Stauden-Kohl, Ewiger-Kohl, Irischer Kohl</text:p>
          </table:table-cell>
          <table:table-cell table:style-name="ce1" office:value-type="string" calcext:value-type="string">
            <text:p>Brassica</text:p>
          </table:table-cell>
          <table:table-cell table:style-name="ce1" office:value-type="string" calcext:value-type="string">
            <text:p>oleracea var. ramos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68" calcext:value-type="float">
            <text:p>16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inkend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foetid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e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403" calcext:value-type="float">
            <text:p>40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inkendes Johanniskraut, Zitronenduftendes 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hirc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1"/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umpf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ptarm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 BW SB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umpf-Schwertlilie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pseudacorus var. pseudacor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Uf/Su G RL</text:p>
          </table:table-cell>
          <table:table-cell table:style-name="ce18"/>
          <table:table-cell table:style-name="ce19" office:value-type="float" office:value="431" calcext:value-type="float">
            <text:p>43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umpf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palu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üßdolde</text:p>
          </table:table-cell>
          <table:table-cell table:style-name="ce1" office:value-type="string" calcext:value-type="string">
            <text:p>Myrrhis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23" calcext:value-type="float">
            <text:p>52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üße Schafgarbe / Muskatkraut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age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üßwurzel, Zucker-Merk, Zucker-Wurzel</text:p>
          </table:table-cell>
          <table:table-cell table:style-name="ce1" office:value-type="string" calcext:value-type="string">
            <text:p>Sium</text:p>
          </table:table-cell>
          <table:table-cell table:style-name="ce11" office:value-type="string" calcext:value-type="string">
            <text:p>sisra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0" calcext:value-type="float">
            <text:p>72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yrisches Gliderkraut,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Taglilie `Chrimson <text:s/>Glory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rimson <text:s/>Glory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Taglilie `Pizza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Pizza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Taglilie `Stella d`Oro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Stella d`Oro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Taglilie ´Pfennigparade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´Pfennigparade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Taubenkropf-Leimkraut</text:p>
          </table:table-cell>
          <table:table-cell table:style-name="ce1" office:value-type="string" calcext:value-type="string">
            <text:p>Silene</text:p>
          </table:table-cell>
          <table:table-cell table:style-name="ce11" office:value-type="string" calcext:value-type="string">
            <text:p>vulgaris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IX</text:p>
          </table:table-cell>
          <table:table-cell table:style-name="ce18" table:number-columns-repeated="2"/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Tränendes Herz</text:p>
          </table:table-cell>
          <table:table-cell table:style-name="ce1" office:value-type="string" calcext:value-type="string">
            <text:p>Dicentra</text:p>
          </table:table-cell>
          <table:table-cell table:style-name="ce1" office:value-type="string" calcext:value-type="string">
            <text:p>spectabilis</text:p>
          </table:table-cell>
          <table:table-cell table:style-name="ce1" office:value-type="string" calcext:value-type="string">
            <text:p>Lem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BW SB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94" calcext:value-type="float">
            <text:p>29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Tüpfel-Hartheu, Tüpfel-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perf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uriner Meier, Turiner Waldmeister</text:p>
          </table:table-cell>
          <table:table-cell table:style-name="ce1" office:value-type="string" calcext:value-type="string">
            <text:p>Asperula</text:p>
          </table:table-cell>
          <table:table-cell table:style-name="ce1" office:value-type="string" calcext:value-type="string">
            <text:p>tauri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1"/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Ufer-Wolfstrapp</text:p>
          </table:table-cell>
          <table:table-cell table:style-name="ce1" office:value-type="string" calcext:value-type="string">
            <text:p>Lycopus</text:p>
          </table:table-cell>
          <table:table-cell table:style-name="ce1" office:value-type="string" calcext:value-type="string">
            <text:p>europa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483" calcext:value-type="float">
            <text:p>48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Veilchenwurzel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x germanica subsp.albicans</text:p>
          </table:table-cell>
          <table:table-cell table:style-name="ce1" office:value-type="string" calcext:value-type="string">
            <text:p>Bolos et Vigo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Virginischer Tabak</text:p>
          </table:table-cell>
          <table:table-cell table:style-name="ce1" office:value-type="string" calcext:value-type="string">
            <text:p>Nicotiana</text:p>
          </table:table-cell>
          <table:table-cell table:style-name="ce1" office:value-type="string" calcext:value-type="string">
            <text:p>tab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8</text:p>
          </table:table-cell>
          <table:table-cell table:style-name="ce19" office:value-type="float" office:value="531" calcext:value-type="float">
            <text:p>53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Wald-Bergminze</text:p>
          </table:table-cell>
          <table:table-cell table:style-name="ce1" office:value-type="string" calcext:value-type="string">
            <text:p>Calamintha</text:p>
          </table:table-cell>
          <table:table-cell table:style-name="ce1" office:value-type="string" calcext:value-type="string">
            <text:p>menthifolia</text:p>
          </table:table-cell>
          <table:table-cell table:style-name="ce1" office:value-type="string" calcext:value-type="string">
            <text:p>Host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 table:number-columns-repeated="2"/>
          <table:table-cell table:style-name="ce19" office:value-type="float" office:value="178" calcext:value-type="float">
            <text:p>178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Wald-Sanikel</text:p>
          </table:table-cell>
          <table:table-cell table:style-name="ce1" office:value-type="string" calcext:value-type="string">
            <text:p>Sanicula</text:p>
          </table:table-cell>
          <table:table-cell table:style-name="ce11" office:value-type="string" calcext:value-type="string">
            <text:p>europ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Waldmeister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Weber-Karde</text:p>
          </table:table-cell>
          <table:table-cell table:style-name="ce1" office:value-type="string" calcext:value-type="string">
            <text:p>Dipsacus</text:p>
          </table:table-cell>
          <table:table-cell table:style-name="ce1" office:value-type="string" calcext:value-type="string">
            <text:p>sativus</text:p>
          </table:table-cell>
          <table:table-cell table:style-name="ce1" office:value-type="string" calcext:value-type="string">
            <text:p>Honck.</text:p>
          </table:table-cell>
          <table:table-cell table:style-name="ce1"/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300 -30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Weicher 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mollis</text:p>
          </table:table-cell>
          <table:table-cell table:style-name="ce1" office:value-type="string" calcext:value-type="string">
            <text:p>Roth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Weidenblättrige Sonnenblume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salicifolius</text:p>
          </table:table-cell>
          <table:table-cell table:style-name="ce1" office:value-type="string" calcext:value-type="string">
            <text:p>A. Dietr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Wein-Raute</text:p>
          </table:table-cell>
          <table:table-cell table:style-name="ce1" office:value-type="string" calcext:value-type="string">
            <text:p>Ruta</text:p>
          </table:table-cell>
          <table:table-cell table:style-name="ce11" office:value-type="string" calcext:value-type="string">
            <text:p>graveole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e BW D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76" calcext:value-type="float">
            <text:p>67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Weiße Himmelsleiter, Weiß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Polemoniaceae</text:p>
          </table:table-cell>
          <table:table-cell table:style-name="ce11"/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Weiß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Weiße Meliss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catari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Weiß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Albus`</text:p>
          </table:table-cell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Weißer Beifuß , Stepp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Weißer Stechapfel</text:p>
          </table:table-cell>
          <table:table-cell table:style-name="ce1" office:value-type="string" calcext:value-type="string">
            <text:p>Datura</text:p>
          </table:table-cell>
          <table:table-cell table:style-name="ce1" office:value-type="string" calcext:value-type="string">
            <text:p>stramo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285" calcext:value-type="float">
            <text:p>28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Weiß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Weißes 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2" office:value-type="string" calcext:value-type="string">
            <text:p>`Globosa Alba'</text:p>
          </table:table-cell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Weß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9" office:value-type="string" calcext:value-type="string">
            <text:p>rugosa</text:p>
          </table:table-cell>
          <table:table-cell table:style-name="ce1"/>
          <table:table-cell table:style-name="ce1" office:value-type="string" calcext:value-type="string">
            <text:p>´Alabas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Wiesen-Kümmel</text:p>
          </table:table-cell>
          <table:table-cell table:style-name="ce1" office:value-type="string" calcext:value-type="string">
            <text:p>Carum</text:p>
          </table:table-cell>
          <table:table-cell table:style-name="ce1" office:value-type="string" calcext:value-type="string">
            <text:p>carv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201" calcext:value-type="float">
            <text:p>201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Wiesen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Wilde Blasenkirsche, Lampionblume</text:p>
          </table:table-cell>
          <table:table-cell table:style-name="ce1" office:value-type="string" calcext:value-type="string">
            <text:p>Physalis</text:p>
          </table:table-cell>
          <table:table-cell table:style-name="ce1" office:value-type="string" calcext:value-type="string">
            <text:p>alkekengi var. alkekeng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 SB FS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90" calcext:value-type="float">
            <text:p>59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Wildes Stiefmütter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tricol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1"/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8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Winter-Bohnenkraut, Berg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mont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<text:s/>BW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Winter-Zwiebel, <text:s/>Winterheck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fistulo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Winterharte Passionsblume</text:p>
          </table:table-cell>
          <table:table-cell table:style-name="ce1" office:value-type="string" calcext:value-type="string">
            <text:p>Passiflora</text:p>
          </table:table-cell>
          <table:table-cell table:style-name="ce1" office:value-type="string" calcext:value-type="string">
            <text:p>incarn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ssifloraceae</text:p>
          </table:table-cell>
          <table:table-cell table:style-name="ce11"/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G KlP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67" calcext:value-type="float">
            <text:p>567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Zitronen-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Zitronen-Kümmel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herba-barona var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Zitr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VIII</text:p>
          </table:table-cell>
          <table:table-cell office:value-type="string" calcext:value-type="string">
            <text:p>M N D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506" calcext:value-type="float">
            <text:p>506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Zitrone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itrina</text:p>
          </table:table-cell>
          <table:table-cell table:style-name="ce1" office:value-type="string" calcext:value-type="string">
            <text:p>Baroni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Zitro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Zitronen-Thymian, Gelb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Zitronen-Thymian, Weiß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Zwerg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1008"/>
        </table:table-row>
        <table:table-row table:style-name="ro1">
          <table:table-cell table:style-name="ce3"/>
          <table:table-cell office:value-type="string" calcext:value-type="string">
            <text:p>St <text:s text:c="8"/>Staude <text:s text:c="13"/>PoP <text:s text:c="7"/>Polsterpflanze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office:value-type="string" calcext:value-type="string">
            <text:p>Hs <text:s text:c="7"/>Halbstrauch <text:s text:c="6"/>StG <text:s text:c="7"/>Steingarten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Str <text:s text:c="7"/>Strauch <text:s text:c="12"/>Uf/Su <text:s text:c="5"/>Ufer- und Sumpf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Ba <text:s text:c="7"/>Baum <text:s text:c="15"/>M <text:s text:c="10"/>Arzneipflanz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 calcext:value-type="string">
            <text:p>Suk <text:s text:c="5"/>Sukkulente <text:s text:c="8"/>G <text:s text:c="10"/>Gi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d <text:s text:c="9"/>laubabwerfend <text:s text:c="4"/>BW <text:s text:c="7"/>Bienenwewid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e <text:s text:c="9"/>immergrün <text:s text:c="9"/>FS <text:s text:c="8"/>Fruchtschmuck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HäP <text:s text:c="4"/>Hängepflanze <text:s text:c="5"/>N <text:s text:c="10"/>Nutz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lP <text:s text:c="5"/>Kletterpflanze <text:s text:c="5"/>SB <text:s text:c="8"/>Schnittblum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rP <text:s text:c="5"/>Kriechpflanze <text:s text:c="5"/>D <text:s text:c="10"/>Du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WS <text:s text:c="5"/>Winterschutz <text:s text:c="5"/>RL <text:s text:c="8"/>Geschützte Pflanze</text:p>
          </table:table-cell>
          <table:table-cell table:number-columns-repeated="1022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MJ336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6mm" fo:margin-bottom="6mm" fo:margin-left="6mm" fo:margin-right="0mm" style:shadow="none" fo:background-color="transparent" style:print-page-order="ltr" style:first-page-number="1" style:scale-to="77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.00.0000</text:date>, <text:time style:data-style-name="N2" text:time-value="11:34:25.6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Anhang 1</text:p>
      </style:header>
      <style:header-left style:display="false"/>
      <style:footer style:display="false">
        <text:p>Anhang 1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Christian  Büschleb</meta:initial-creator>
    <meta:creation-date>2015-09-18T21:08:48Z</meta:creation-date>
    <dc:date>2020-02-01T11:52:57.617000000</dc:date>
    <meta:print-date>2015-10-30T07:55:02Z</meta:print-date>
    <meta:editing-cycles>19</meta:editing-cycles>
    <meta:editing-duration>PT39M57S</meta:editing-duration>
    <meta:document-statistic meta:table-count="3" meta:cell-count="3845" meta:object-count="1"/>
  </office:meta>
</office:document-meta>
</file>